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57091552" text:id="ct5709155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77644064" text:id="ct776440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7725632" text:id="ct777256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8335968" text:id="ct783359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0181568" text:id="ct801815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3913248" text:id="ct8391324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57091552"/><text:change-start text:change-id="ct77644064"/>Adopt<text:change-end text:change-id="ct77644064"/>ed<text:change-start text:change-id="ct77725632"/> as a <text:change-end text:change-id="ct77725632"/>NMRA <text:change-start text:change-id="ct78335968"/>Standard<text:change-end text:change-id="ct78335968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80181568"/><text:change-start text:change-id="ct83913248"/>Version History<text:change-end text:change-id="ct8391324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3:17.831794875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nfiguration Description Information (CDI)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3:17.737627075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84" meta:non-whitespace-character-count="413"/>
  </office:meta>
</office:document-meta>
</file>